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dcf0" officeooo:paragraph-rsid="0001dcf0"/>
    </style:style>
    <style:style style:name="P2" style:family="paragraph" style:parent-style-name="Standard">
      <style:text-properties officeooo:paragraph-rsid="0001dcf0"/>
    </style:style>
    <style:style style:name="T1" style:family="text">
      <style:text-properties officeooo:rsid="0001dc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 primer lugar he creado el proyecto <text:span text:style-name="T1">“fibonacci” </text:span><text:s/>y creado una nueva clase. Dentro de la clase he implementado el método Fibonacci. Posteriormente generé el archivo JAR en el directorio target. Creando asi el proyectoo Maven llamado "fibonacci"</text:p>
      <text:p text:style-name="Standard"/>
      <text:p text:style-name="P1">Posteriormente en el archivo pom del proyecto “fibonacci” <text:s/>añado dependencia. Y ejecuto desde cmd: mvn install</text:p>
      <text:p text:style-name="P1"/>
      <text:p text:style-name="P2"><text:span text:style-name="T1">En segundo lugar, creo un nuevo proyecto: <text:s/>fibonacciMain, añado el pom de dicho proyecto y añado la dependencia del proyecto “fibonacci”. Ejecuto el proyecto para comprobar que utilice la clase del proyecto “fibonacci”. </text:span>Con estos pasos, h<text:span text:style-name="T1">e</text:span> gestionado las dependencias, instalado el proyecto "fibonacci" en <text:span text:style-name="T1">mi</text:span> repositorio local de Maven y creado un nuevo proyecto "fibonacciMain" que utiliza el artefacto del proyecto "fibonacci". </text:p>
      <text:p text:style-name="P2"/>
      <text:p text:style-name="P2"><text:span text:style-name="T1">En tercer lugar, creo un último proyecto llamado </text:span>"HelloWorldPdf". <text:span text:style-name="T1">Como en los pasos anteriores, agregamos la dependencia pero de iText al pom de este proyecto. Creo una clase que genere un pdf, desde cmd hago install y se compilará y y construirá el proyecto. Verifico en el directorio “target” que el archivo HelloWorldPdf-0.0.1-SNAPSHOT.jar se haya creado. Ejecuto el proyecto.</text:span></text:p>
      <text:p text:style-name="P1">Así, creamos un proyecto que se llama <text:s/>"HelloWorldPdf" con el contenido de “Hola Mundo”.</text:p>
      <text:p text:style-name="P1"/>
      <text:p text:style-name="P1">Por último creo perfil en GitHub, creo repositorio con todo lo trabajado y envío URL para revisión a profesorado.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08:41:39.499000000</meta:creation-date>
    <dc:date>2023-11-14T09:12:00.140000000</dc:date>
    <meta:editing-duration>PT30M21S</meta:editing-duration>
    <meta:editing-cycles>1</meta:editing-cycles>
    <meta:document-statistic meta:table-count="0" meta:image-count="0" meta:object-count="0" meta:page-count="1" meta:paragraph-count="6" meta:word-count="209" meta:character-count="1366" meta:non-whitespace-character-count="1157"/>
    <meta:generator>LibreOffice/7.6.2.1$Windows_X86_64 LibreOffice_project/56f7684011345957bbf33a7ee678afaf4d2ba333</meta:generator>
  </office:meta>
</office:document-meta>
</file>